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8091in"/>
    </style:style>
    <style:style style:name="co2" style:family="table-column">
      <style:table-column-properties fo:break-before="auto" style:column-width="1.1445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Enter to the App</text:p>
          </table:table-cell>
          <table:table-cell table:style-name="ce1" office:value-type="string" calcext:value-type="string">
            <text:p>Set QA0 flag</text:p>
          </table:table-cell>
          <table:table-cell table:style-name="ce1" office:value-type="string" calcext:value-type="string">
            <text:p>Set QA1 flag</text:p>
          </table:table-cell>
          <table:table-cell table:style-name="ce1" office:value-type="string" calcext:value-type="string">
            <text:p>Set QA2 flag</text:p>
          </table:table-cell>
        </table:table-row>
        <table:table-row table:style-name="ro1">
          <table:table-cell table:style-name="ce2" office:value-type="string" calcext:value-type="string">
            <text:p>OBOPS/AOD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OBOPS/QAA</text:p>
          </table:table-cell>
          <table:table-cell table:number-columns-repeated="4" table:style-name="ce2" office:value-type="string" calcext:value-type="string">
            <text:p>Yes</text:p>
          </table:table-cell>
        </table:table-row>
        <table:table-row table:style-name="ro1">
          <table:table-cell table:style-name="ce2" office:value-type="string" calcext:value-type="string">
            <text:p>OBOPS/ARCA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JAO/CSV_ASTRONOMER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JAO/DSO_ASTRONOMER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JAO/DSO_STAFF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JAO/ENGINEERING_STAFF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JAO/SIST_ASTRONOMER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 style:data-style-name="N2" text:time-value="0000-00-00T08:49:31.768648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io Merino</meta:initial-creator>
    <meta:creation-date>2014-04-06T14:51:56.484066595</meta:creation-date>
    <dc:date>2014-04-07T08:49:51.611739621</dc:date>
    <dc:creator>Patricio Merino</dc:creator>
    <meta:editing-duration>PT13M26S</meta:editing-duration>
    <meta:editing-cycles>2</meta:editing-cycles>
    <meta:generator>LibreOffice/4.1.5.3$Linux_X86_64 LibreOffice_project/205099f953b4b61c41106e07b17e9e5acc65037</meta:generator>
    <meta:document-statistic meta:table-count="1" meta:cell-count="45" meta:object-count="0"/>
  </office:meta>
</office:document-meta>
</file>